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aaaae" officeooo:paragraph-rsid="001aaaa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1aaaae" officeooo:paragraph-rsid="001aaaae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language="zxx" fo:country="none" fo:font-weight="normal" officeooo:rsid="001aaaae" officeooo:paragraph-rsid="001aaaae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language="zxx" fo:country="none" fo:font-weight="bold" officeooo:rsid="001aaaae" officeooo:paragraph-rsid="001aaaae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5" style:family="paragraph" style:parent-style-name="Footer">
      <style:text-properties officeooo:rsid="001e94e6" officeooo:paragraph-rsid="001e94e6"/>
    </style:style>
    <style:style style:name="P6" style:family="paragraph" style:parent-style-name="Standard">
      <style:text-properties fo:language="zxx" fo:country="none" officeooo:rsid="001aaaae" officeooo:paragraph-rsid="001aaaa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e94e6" officeooo:paragraph-rsid="001e94e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fo:font-weight="bold" officeooo:rsid="001e94e6" officeooo:paragraph-rsid="001e94e6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c9f0" style:font-weight-asian="normal" style:font-weight-complex="normal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fo:font-weight="normal" style:font-weight-asian="normal" style:font-weight-complex="normal"/>
    </style:style>
    <style:style style:name="T8" style:family="text">
      <style:text-properties officeooo:rsid="001dc9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elo Relacional</text:p>
      <text:p text:style-name="P3"/>
      <text:p text:style-name="P1"><text:span text:style-name="T3">Usuario</text:span>(<text:span text:style-name="T2">idUsuario</text:span>, nombre, correo, fechaNacimineto, contrasena, <text:span text:style-name="T8">tipoUsuario</text:span>)</text:p>
      <text:p text:style-name="P2">Tarea <text:span text:style-name="T4">(</text:span><text:span text:style-name="T2">idTarea</text:span><text:span text:style-name="T4">, t</text:span><text:span text:style-name="T5">e</text:span><text:span text:style-name="T4">xto, fechaInicio, fechaFin, estado, </text:span><text:span text:style-name="T7">idUsuario</text:span><text:span text:style-name="T4">)</text:span></text:p>
      <text:p text:style-name="P1"/>
      <text:p text:style-name="P1"><text:span text:style-name="T3">Hace</text:span>(<text:span text:style-name="T6">idUsuario, idTarea</text:span>)</text:p>
      <text:p text:style-name="P1"/>
      <text:p text:style-name="P1"/>
      <text:p text:style-name="P1"/>
      <text:p text:style-name="P1"/>
      <text:p text:style-name="P8">Miembros del grupo:</text:p>
      <text:p text:style-name="P7"><text:tab/>Manuel A. Chaves Herrera</text:p>
      <text:p text:style-name="P7"><text:tab/>Luis M. Sempere Gómez</text:p>
      <text:p text:style-name="P7"><text:tab/>Adrian Casais Sa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94e6" officeooo:paragraph-rsid="001e94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3T08:19:42.213000000</dc:date>
    <meta:editing-duration>PT51M55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8" meta:word-count="31" meta:character-count="265" meta:non-whitespace-character-count="239"/>
  </office:meta>
</office:document-meta>
</file>